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4" style:family="paragraph" style:parent-style-name="Standard">
      <style:paragraph-properties fo:break-before="page"/>
      <style:text-properties officeooo:rsid="00150b9f" officeooo:paragraph-rsid="00150b9f"/>
    </style:style>
    <style:style style:name="P5" style:family="paragraph" style:parent-style-name="Standard">
      <style:text-properties officeooo:rsid="00150b9f" officeooo:paragraph-rsid="00150b9f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>
      <style:text-properties officeooo:rsid="00150b9f" officeooo:paragraph-rsid="00150b9f"/>
    </style:style>
    <style:style style:name="P8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egunta 1:</text:p>
      <text:p text:style-name="P8">¿Qué es un proceso en un sistema operativo y cómo se identifica?</text:p>
      <text:p text:style-name="P8"/>
      <text:p text:style-name="P8">Respuesta 1:</text:p>
      <text:p text:style-name="P8">Un proceso es un programa en ejecución en un sistema operativo. Cada proceso se identifica mediante un número único llamado "PID" (identificador de proceso).</text:p>
      <text:p text:style-name="P8"/>
      <text:p text:style-name="P8">Pregunta 2:</text:p>
      <text:p text:style-name="P8">¿Cuál es el comando para mostrar una lista de procesos en ejecución en la línea de comandos?</text:p>
      <text:p text:style-name="P8"/>
      <text:p text:style-name="P8">Respuesta 2:</text:p>
      <text:p text:style-name="P8">El comando para mostrar una lista de procesos es ps.</text:p>
      <text:p text:style-name="P8"/>
      <text:p text:style-name="P8">Pregunta 3:</text:p>
      <text:p text:style-name="P8">¿Cuál es el propósito del comando top en la línea de comandos?</text:p>
      <text:p text:style-name="P8"/>
      <text:p text:style-name="P8">Respuesta 3:</text:p>
      <text:p text:style-name="P8">El propósito de top es mostrar una lista dinámica de los procesos en ejecución y su uso de recursos en tiempo real.</text:p>
      <text:p text:style-name="P8"/>
      <text:p text:style-name="P8">Pregunta 4:</text:p>
      <text:p text:style-name="P8">¿Cuál es el comando para detener la ejecución de un proceso en la línea de comandos?</text:p>
      <text:p text:style-name="P8"/>
      <text:p text:style-name="P8">Respuesta 4:</text:p>
      <text:p text:style-name="P8">El comando para detener un proceso es kill seguido del PID del proceso.</text:p>
      <text:p text:style-name="P8"/>
      <text:p text:style-name="P8">Pregunta 5:</text:p>
      <text:p text:style-name="P8">¿Cuál es el propósito de la señal SIGTERM en la línea de comandos al matar procesos?</text:p>
      <text:p text:style-name="P8"/>
      <text:p text:style-name="P8"><text:soft-page-break/>Respuesta 5:</text:p>
      <text:p text:style-name="P8">La señal SIGTERM (15) se utiliza para solicitar amablemente a un proceso que se cierre.</text:p>
      <text:p text:style-name="P8"/>
      <text:p text:style-name="P8">Pregunta 6:</text:p>
      <text:p text:style-name="P8">¿Cuál es el propósito de la señal SIGKILL en la línea de comandos al matar procesos?</text:p>
      <text:p text:style-name="P8"/>
      <text:p text:style-name="P8">Respuesta 6:</text:p>
      <text:p text:style-name="P8">La señal SIGKILL (9) se utiliza para forzar la terminación inmediata de un proceso.</text:p>
      <text:p text:style-name="P8"/>
      <text:p text:style-name="P8">Pregunta 7:</text:p>
      <text:p text:style-name="P8">¿Qué es un proceso en segundo plano en la línea de comandos y cómo se crea?</text:p>
      <text:p text:style-name="P8"/>
      <text:p text:style-name="P8">Respuesta 7:</text:p>
      <text:p text:style-name="P8">Un proceso en segundo plano es un proceso que se ejecuta en segundo plano sin bloquear la línea de comandos. Se crea añadiendo &amp; al final de un comando.</text:p>
      <text:p text:style-name="P8"/>
      <text:p text:style-name="P8">Pregunta 8:</text:p>
      <text:p text:style-name="P8">¿Cuál es el comando para poner un proceso en segundo plano en la línea de comandos?</text:p>
      <text:p text:style-name="P8"/>
      <text:p text:style-name="P8">Respuesta 8:</text:p>
      <text:p text:style-name="P8">El comando para poner un proceso en segundo plano es bg.</text:p>
      <text:p text:style-name="P8"/>
      <text:p text:style-name="P8">Pregunta 9:</text:p>
      <text:p text:style-name="P8">¿Cuál es el propósito del comando fg en la línea de comandos?</text:p>
      <text:p text:style-name="P8"/>
      <text:p text:style-name="P8">Respuesta 9:</text:p>
      <text:p text:style-name="P8">El propósito de fg es traer un proceso en segundo plano de vuelta al primer plano.</text:p>
      <text:p text:style-name="P8"/>
      <text:p text:style-name="P8">Pregunta 10:</text:p>
      <text:p text:style-name="P8"><text:soft-page-break/>¿Qué es un "trabajo" (job) en la línea de comandos y cómo se identifica?</text:p>
      <text:p text:style-name="P8"/>
      <text:p text:style-name="P8">Respuesta 10:</text:p>
      <text:p text:style-name="P8">Un trabajo es una tarea o proceso que se ejecuta en segundo plano. Se identifica mediante un número de trabajo (job number).</text:p>
      <text:p text:style-name="P8"/>
      <text:p text:style-name="P8">Pregunta 11:</text:p>
      <text:p text:style-name="P8">¿Cuál es el comando para mostrar una lista de trabajos en la línea de comandos?</text:p>
      <text:p text:style-name="P8"/>
      <text:p text:style-name="P8">Respuesta 11:</text:p>
      <text:p text:style-name="P8">El comando para mostrar una lista de trabajos es jobs.</text:p>
      <text:p text:style-name="P8"/>
      <text:p text:style-name="P8">Pregunta 12:</text:p>
      <text:p text:style-name="P8">¿Cuál es el propósito del comando killall en la línea de comandos?</text:p>
      <text:p text:style-name="P8"/>
      <text:p text:style-name="P8">Respuesta 12:</text:p>
      <text:p text:style-name="P8">El propósito de killall es detener procesos por su nombre en lugar de por su PID.</text:p>
      <text:p text:style-name="P8"/>
      <text:p text:style-name="P8">Pregunta 13:</text:p>
      <text:p text:style-name="P8">¿Cuál es el comando para ejecutar un proceso en segundo plano y desconectarlo de la terminal en la línea de comandos?</text:p>
      <text:p text:style-name="P8"/>
      <text:p text:style-name="P8">Respuesta 13:</text:p>
      <text:p text:style-name="P8">El comando para ejecutar un proceso en segundo plano y desconectarlo de la terminal es nohup.</text:p>
      <text:p text:style-name="P8"/>
      <text:p text:style-name="P8">Pregunta 14:</text:p>
      <text:p text:style-name="P8">¿Cuál es el propósito del comando disown en la línea de comandos?</text:p>
      <text:p text:style-name="P8"/>
      <text:p text:style-name="P8">Respuesta 14:</text:p>
      <text:p text:style-name="P8"><text:soft-page-break/>El propósito de disown es quitar un proceso de la lista de trabajos controlados por la terminal.</text:p>
      <text:p text:style-name="P8"/>
      <text:p text:style-name="P8">Pregunta 15:</text:p>
      <text:p text:style-name="P8">¿Cuál es el comando para suspender la ejecución de un proceso en la línea de comandos?</text:p>
      <text:p text:style-name="P8"/>
      <text:p text:style-name="P8">Respuesta 15:</text:p>
      <text:p text:style-name="P8">El comando para suspender un proceso es Ctrl + Z.</text:p>
      <text:p text:style-name="P8"/>
      <text:p text:style-name="P8">Pregunta 16:</text:p>
      <text:p text:style-name="P8">¿Cuál es el propósito del comando bg en la línea de comandos?</text:p>
      <text:p text:style-name="P8"/>
      <text:p text:style-name="P8">Respuesta 16:</text:p>
      <text:p text:style-name="P8">El propósito de bg es poner un proceso suspendido en segundo plano.</text:p>
      <text:p text:style-name="P8"/>
      <text:p text:style-name="P8">Pregunta 17:</text:p>
      <text:p text:style-name="P8">¿Cuál es el propósito del comando fg en la línea de comandos?</text:p>
      <text:p text:style-name="P8"/>
      <text:p text:style-name="P8">Respuesta 17:</text:p>
      <text:p text:style-name="P8">El propósito de fg es traer un proceso en segundo plano al primer plano.</text:p>
      <text:p text:style-name="P8"/>
      <text:p text:style-name="P8">Pregunta 18:</text:p>
      <text:p text:style-name="P8">¿Cuál es el comando para enviar una señal específica a un proceso en la línea de comandos?</text:p>
      <text:p text:style-name="P8"/>
      <text:p text:style-name="P8">Respuesta 18:</text:p>
      <text:p text:style-name="P8">El comando para enviar una señal a un proceso es kill -SIGNAME PID, donde SIGNAME es el nombre de la señal y PID es el identificador de proceso.</text:p>
      <text:p text:style-name="P8"/>
      <text:p text:style-name="P8">Pregunta 19:</text:p>
      <text:p text:style-name="P8">¿Qué es la "prioridad" de un proceso en la línea de comandos y cómo se ajusta?</text:p>
      <text:p text:style-name="P8"><text:soft-page-break/></text:p>
      <text:p text:style-name="P8">Respuesta 19:</text:p>
      <text:p text:style-name="P8">La prioridad de un proceso es la cantidad de recursos del sistema que se le asigna. Se ajusta con el comando nice o renice.</text:p>
      <text:p text:style-name="P8"/>
      <text:p text:style-name="P8">Pregunta 20:</text:p>
      <text:p text:style-name="P8">¿Cuál es el propósito del comando pstree en la línea de comandos?</text:p>
      <text:p text:style-name="P8"/>
      <text:p text:style-name="P8">Respuesta 20:</text:p>
      <text:p text:style-name="P8">El propósito de pstree es mostrar una representación jerárquica de todos los procesos en ejecución en el sistem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4"><draw:image xlink:href="Pictures/10000001000001360000004A30263C5DB1AE7E44.png" xlink:type="simple" xlink:show="embed" xlink:actuate="onLoad" draw:mime-type="image/png"/></draw:frame>Comandos GNU/linux</text:p>
        <text:p text:style-name="MP2">Crear, supervisar y matar procesos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00:43.710308372</dc:date>
    <meta:editing-duration>PT1H55M55S</meta:editing-duration>
    <meta:editing-cycles>21</meta:editing-cycles>
    <meta:generator>LibreOffice/7.4.1.2$Linux_X86_64 LibreOffice_project/3c58a8f3a960df8bc8fd77b461821e42c061c5f0</meta:generator>
    <meta:document-statistic meta:table-count="0" meta:image-count="1" meta:object-count="0" meta:page-count="5" meta:paragraph-count="83" meta:word-count="721" meta:character-count="3935" meta:non-whitespace-character-count="3297"/>
  </office:meta>
</office:document-meta>
</file>